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3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 draw:shadow="hidden"/>
    </style:style>
    <style:style style:name="gr4" style:family="graphic" style:parent-style-name="standard">
      <style:graphic-properties draw:stroke="none" draw:fill="none" draw:textarea-vertical-align="middle" fo:min-height="0.983cm" fo:min-width="2.54cm" fo:padding-top="0.071cm" fo:padding-bottom="0.071cm" fo:padding-left="0.071cm" fo:padding-right="0.07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svg:stroke-color="#ffffff" draw:fill-color="#ffffff" draw:textarea-vertical-align="middle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text-properties fo:color="#000000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fo:color="#000000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000000" fo:font-family="Calibri" fo:font-size="8pt" style:font-family-asian="Calibri" style:font-size-asian="8pt" style:font-family-complex="Calibri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olygon draw:style-name="gr1" draw:layer="layout" svg:width="4.9cm" svg:height="1.5cm" svg:x="5.334cm" svg:y="7.366cm" svg:viewBox="0 0 4901 1501" draw:points="0,1501 4901,1501 4901,0 0,0">
            <text:p/>
          </draw:polygon>
          <draw:frame draw:style-name="gr2" draw:layer="layout" svg:width="4.9cm" svg:height="1.5cm" svg:x="5.334cm" svg:y="7.366cm">
            <draw:text-box>
              <text:p text:style-name="P1"><text:span text:style-name="T1">Z:=(16)0.РК[16:20]</text:span></text:p>
            </draw:text-box>
          </draw:frame>
        </draw:g>
        <draw:g>
          <draw:polygon draw:style-name="gr1" draw:layer="layout" svg:width="4.9cm" svg:height="1.5cm" svg:x="5.335cm" svg:y="7.366cm" svg:viewBox="0 0 4901 1501" draw:points="0,1501 4901,1501 4901,0 0,0">
            <text:p/>
          </draw:polygon>
        </draw:g>
        <draw:g>
          <draw:polygon draw:style-name="gr1" draw:layer="layout" svg:width="4.9cm" svg:height="1.5cm" svg:x="5.334cm" svg:y="7.367cm" svg:viewBox="0 0 4901 1501" draw:points="0,1501 4901,1501 4901,0 0,0">
            <text:p/>
          </draw:polygon>
        </draw:g>
        <draw:g>
          <draw:polygon draw:style-name="gr1" draw:layer="layout" svg:width="4.9cm" svg:height="1.5cm" svg:x="5.335cm" svg:y="7.367cm" svg:viewBox="0 0 4901 1501" draw:points="0,1501 4901,1501 4901,0 0,0">
            <text:p/>
          </draw:polygon>
        </draw:g>
        <draw:g>
          <draw:polygon draw:style-name="gr1" draw:text-style-name="P2" draw:layer="layout" svg:width="4.9cm" svg:height="1.5cm" svg:x="5.498cm" svg:y="11.914cm" svg:viewBox="0 0 4901 1501" draw:points="0,1501 4901,1501 4901,0 0,0">
            <text:p/>
          </draw:polygon>
          <draw:frame draw:style-name="gr2" draw:text-style-name="P3" draw:layer="layout" svg:width="4.9cm" svg:height="1.5cm" svg:x="5.498cm" svg:y="11.914cm">
            <draw:text-box>
              <text:p text:style-name="P1"><text:span text:style-name="T1">Z:=РК[20:32]</text:span></text:p>
            </draw:text-box>
          </draw:frame>
        </draw:g>
        <draw:line draw:style-name="gr3" draw:layer="layout" svg:x1="7.874cm" svg:y1="9.639cm" svg:x2="7.874cm" svg:y2="8.89cm">
          <text:p/>
        </draw:line>
        <draw:g>
          <draw:polygon draw:style-name="gr1" draw:layer="layout" svg:width="4.9cm" svg:height="1.5cm" svg:x="5.461cm" svg:y="9.64cm" svg:viewBox="0 0 4901 1501" draw:points="0,751 2450,0 4901,751 2450,1501">
            <text:p/>
          </draw:polygon>
          <draw:frame draw:style-name="gr4" draw:layer="layout" svg:width="4.083cm" svg:height="1.125cm" svg:x="5.869cm" svg:y="9.828cm">
            <draw:text-box>
              <text:p text:style-name="P1"><text:span text:style-name="T1">Z = 0</text:span></text:p>
            </draw:text-box>
          </draw:frame>
        </draw:g>
        <draw:g>
          <draw:polygon draw:style-name="gr1" draw:layer="layout" svg:width="4.9cm" svg:height="1.5cm" svg:x="5.462cm" svg:y="9.64cm" svg:viewBox="0 0 4901 1501" draw:points="0,751 2450,0 4901,751 2450,1501">
            <text:p/>
          </draw:polygon>
        </draw:g>
        <draw:line draw:style-name="gr5" draw:text-style-name="P4" draw:layer="layout" svg:x1="12.7cm" svg:y1="10.389cm" svg:x2="10.287cm" svg:y2="10.389cm">
          <text:p/>
        </draw:line>
        <draw:frame draw:style-name="gr6" draw:text-style-name="P5" draw:layer="layout" svg:width="0.762cm" svg:height="0.725cm" svg:x="10.287cm" svg:y="9.689cm">
          <draw:text-box>
            <text:p><text:span text:style-name="T2">1</text:span></text:p>
          </draw:text-box>
        </draw:frame>
        <draw:line draw:style-name="gr3" draw:layer="layout" svg:x1="7.95cm" svg:y1="11.913cm" svg:x2="7.95cm" svg:y2="11.164cm">
          <text:p/>
        </draw:line>
        <draw:frame draw:style-name="gr6" draw:text-style-name="P5" draw:layer="layout" svg:width="0.762cm" svg:height="0.725cm" svg:x="8.001cm" svg:y="11.164cm">
          <draw:text-box>
            <text:p><text:span text:style-name="T2">0</text:span></text:p>
          </draw:text-box>
        </draw:frame>
        <draw:line draw:style-name="gr5" draw:text-style-name="P4" draw:layer="layout" svg:x1="12.7cm" svg:y1="10.389cm" svg:x2="12.7cm" svg:y2="26.543cm">
          <text:p/>
        </draw:line>
        <draw:line draw:style-name="gr3" draw:layer="layout" svg:x1="8.001cm" svg:y1="14.211cm" svg:x2="8.001cm" svg:y2="13.462cm">
          <text:p/>
        </draw:line>
        <draw:g>
          <draw:polygon draw:style-name="gr1" draw:layer="layout" svg:width="4.9cm" svg:height="1.5cm" svg:x="5.588cm" svg:y="14.212cm" svg:viewBox="0 0 4901 1501" draw:points="0,751 2450,0 4901,751 2450,1501">
            <text:p/>
          </draw:polygon>
          <draw:frame draw:style-name="gr4" draw:layer="layout" svg:width="4.083cm" svg:height="1.125cm" svg:x="5.996cm" svg:y="14.4cm">
            <draw:text-box>
              <text:p text:style-name="P1"><text:span text:style-name="T1">Z = 0</text:span></text:p>
            </draw:text-box>
          </draw:frame>
        </draw:g>
        <draw:g>
          <draw:polygon draw:style-name="gr1" draw:layer="layout" svg:width="4.9cm" svg:height="1.5cm" svg:x="5.589cm" svg:y="14.212cm" svg:viewBox="0 0 4901 1501" draw:points="0,751 2450,0 4901,751 2450,1501">
            <text:p/>
          </draw:polygon>
        </draw:g>
        <draw:line draw:style-name="gr5" draw:text-style-name="P4" draw:layer="layout" svg:x1="12.7cm" svg:y1="14.986cm" svg:x2="10.414cm" svg:y2="14.961cm">
          <text:p/>
        </draw:line>
        <draw:line draw:style-name="gr3" draw:layer="layout" svg:x1="8.077cm" svg:y1="16.485cm" svg:x2="8.077cm" svg:y2="15.736cm">
          <text:p/>
        </draw:line>
        <draw:frame draw:style-name="gr6" draw:text-style-name="P5" draw:layer="layout" svg:width="0.762cm" svg:height="0.725cm" svg:x="8.128cm" svg:y="15.736cm">
          <draw:text-box>
            <text:p><text:span text:style-name="T2">0</text:span></text:p>
          </draw:text-box>
        </draw:frame>
        <draw:frame draw:style-name="gr6" draw:text-style-name="P5" draw:layer="layout" svg:width="0.762cm" svg:height="0.725cm" svg:x="10.414cm" svg:y="14.134cm">
          <draw:text-box>
            <text:p><text:span text:style-name="T2">1</text:span></text:p>
          </draw:text-box>
        </draw:frame>
        <draw:g>
          <draw:polygon draw:style-name="gr1" draw:text-style-name="P2" draw:layer="layout" svg:width="4.9cm" svg:height="1.5cm" svg:x="5.588cm" svg:y="16.51cm" svg:viewBox="0 0 4901 1501" draw:points="0,1501 4901,1501 4901,0 0,0">
            <text:p/>
          </draw:polygon>
          <draw:frame draw:style-name="gr2" draw:text-style-name="P3" draw:layer="layout" svg:width="4.9cm" svg:height="1.5cm" svg:x="5.588cm" svg:y="16.51cm">
            <draw:text-box>
              <text:p text:style-name="P1"><text:span text:style-name="T1">АОП:=Z</text:span></text:p>
            </draw:text-box>
          </draw:frame>
        </draw:g>
        <draw:line draw:style-name="gr3" draw:layer="layout" svg:x1="8.128cm" svg:y1="18.91cm" svg:x2="8.128cm" svg:y2="18.034cm">
          <text:p/>
        </draw:line>
        <draw:g>
          <draw:polygon draw:style-name="gr1" draw:text-style-name="P2" draw:layer="layout" svg:width="4.9cm" svg:height="1.5cm" svg:x="5.588cm" svg:y="18.923cm" svg:viewBox="0 0 4901 1501" draw:points="0,1501 4901,1501 4901,0 0,0">
            <text:p/>
          </draw:polygon>
          <draw:frame draw:style-name="gr2" draw:text-style-name="P3" draw:layer="layout" svg:width="4.9cm" svg:height="1.5cm" svg:x="5.588cm" svg:y="18.923cm">
            <draw:text-box>
              <text:p text:style-name="P1"><text:span text:style-name="T1">ЧтОП</text:span></text:p>
            </draw:text-box>
          </draw:frame>
          <draw:polygon draw:style-name="gr1" draw:text-style-name="P2" draw:layer="layout" svg:width="4.9cm" svg:height="1.5cm" svg:x="5.64cm" svg:y="21.359cm" svg:viewBox="0 0 4901 1501" draw:points="0,1501 4901,1501 4901,0 0,0">
            <text:p/>
          </draw:polygon>
          <draw:frame draw:style-name="gr2" draw:text-style-name="P3" draw:layer="layout" svg:width="4.9cm" svg:height="1.5cm" svg:x="5.64cm" svg:y="21.359cm">
            <draw:text-box>
              <text:p text:style-name="P1"><text:span text:style-name="T1">А:=РОП</text:span></text:p>
            </draw:text-box>
          </draw:frame>
        </draw:g>
        <draw:line draw:style-name="gr3" draw:layer="layout" svg:x1="8.128cm" svg:y1="21.323cm" svg:x2="8.128cm" svg:y2="20.447cm">
          <text:p/>
        </draw:line>
        <draw:g>
          <draw:polygon draw:style-name="gr1" draw:layer="layout" svg:width="4.9cm" svg:height="1.5cm" svg:x="5.588cm" svg:y="23.887cm" svg:viewBox="0 0 4901 1501" draw:points="0,751 2450,0 4901,751 2450,1501">
            <text:p/>
          </draw:polygon>
          <draw:frame draw:style-name="gr4" draw:layer="layout" svg:width="4.083cm" svg:height="1.125cm" svg:x="5.996cm" svg:y="24.075cm">
            <draw:text-box>
              <text:p text:style-name="P1"><text:span text:style-name="T1">А = 0</text:span></text:p>
            </draw:text-box>
          </draw:frame>
        </draw:g>
        <draw:g>
          <draw:polygon draw:style-name="gr1" draw:layer="layout" svg:width="4.9cm" svg:height="1.5cm" svg:x="5.589cm" svg:y="23.887cm" svg:viewBox="0 0 4901 1501" draw:points="0,751 2450,0 4901,751 2450,1501">
            <text:p/>
          </draw:polygon>
        </draw:g>
        <draw:line draw:style-name="gr5" draw:text-style-name="P4" draw:layer="layout" svg:x1="12.7cm" svg:y1="24.661cm" svg:x2="10.414cm" svg:y2="24.636cm">
          <text:p/>
        </draw:line>
        <draw:frame draw:style-name="gr6" draw:text-style-name="P5" draw:layer="layout" svg:width="0.762cm" svg:height="0.725cm" svg:x="8.128cm" svg:y="25.411cm">
          <draw:text-box>
            <text:p><text:span text:style-name="T2">0</text:span></text:p>
          </draw:text-box>
        </draw:frame>
        <draw:frame draw:style-name="gr6" draw:text-style-name="P5" draw:layer="layout" svg:width="0.762cm" svg:height="0.725cm" svg:x="10.414cm" svg:y="23.809cm">
          <draw:text-box>
            <text:p><text:span text:style-name="T2">1</text:span></text:p>
          </draw:text-box>
        </draw:frame>
        <draw:line draw:style-name="gr3" draw:layer="layout" svg:x1="8.128cm" svg:y1="23.876cm" svg:x2="8.128cm" svg:y2="22.873cm">
          <text:p/>
        </draw:line>
        <draw:line draw:style-name="gr5" draw:text-style-name="P4" draw:layer="layout" svg:x1="8.001cm" svg:y1="25.4cm" svg:x2="8.001cm" svg:y2="26.289cm">
          <text:p/>
        </draw:line>
        <draw:custom-shape draw:style-name="gr7" draw:text-style-name="P4" draw:layer="layout" svg:width="1.651cm" svg:height="1.651cm" svg:x="7.239cm" svg:y="26.289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651cm" svg:height="1.651cm" svg:x="11.811cm" svg:y="26.543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1" draw:layer="layout" svg:width="4.9cm" svg:height="1.5cm" svg:x="11.227cm" svg:y="38.1cm" svg:viewBox="0 0 4901 1501" draw:points="0,1501 4901,1501 4901,0 0,0">
            <text:p/>
          </draw:polygon>
          <draw:frame draw:style-name="gr2" draw:layer="layout" svg:width="4.9cm" svg:height="1.5cm" svg:x="11.227cm" svg:y="38.1cm">
            <draw:text-box>
              <text:p text:style-name="P1"><text:span text:style-name="T1">B: = B + 1</text:span></text:p>
            </draw:text-box>
          </draw:frame>
          <draw:polygon draw:style-name="gr1" draw:layer="layout" svg:width="4.9cm" svg:height="1.5cm" svg:x="11.228cm" svg:y="38.101cm" svg:viewBox="0 0 4901 1501" draw:points="0,1501 4901,1501 4901,0 0,0">
            <text:p/>
          </draw:polygon>
          <draw:polygon draw:style-name="gr1" draw:layer="layout" svg:width="4.9cm" svg:height="1.5cm" svg:x="11.227cm" svg:y="40.154cm" svg:viewBox="0 0 4901 1501" draw:points="0,1501 4901,1501 4901,0 0,0">
            <text:p/>
          </draw:polygon>
          <draw:frame draw:style-name="gr2" draw:layer="layout" svg:width="4.9cm" svg:height="1.5cm" svg:x="11.227cm" svg:y="40.154cm">
            <draw:text-box>
              <text:p text:style-name="P1"><text:span text:style-name="T1">Z:= A[31 - B]</text:span></text:p>
            </draw:text-box>
          </draw:frame>
          <draw:polygon draw:style-name="gr1" draw:layer="layout" svg:width="4.9cm" svg:height="1.5cm" svg:x="11.228cm" svg:y="40.155cm" svg:viewBox="0 0 4901 1501" draw:points="0,1501 4901,1501 4901,0 0,0">
            <text:p/>
          </draw:polygon>
          <draw:line draw:style-name="gr5" draw:text-style-name="P4" draw:layer="layout" svg:x1="13.843cm" svg:y1="40.132cm" svg:x2="13.843cm" svg:y2="39.624cm">
            <text:p/>
          </draw:line>
        </draw:g>
        <draw:g>
          <draw:polygon draw:style-name="gr1" draw:layer="layout" svg:width="4.9cm" svg:height="1.5cm" svg:x="11.228cm" svg:y="38.1cm" svg:viewBox="0 0 4901 1501" draw:points="0,1501 4901,1501 4901,0 0,0">
            <text:p/>
          </draw:polygon>
        </draw:g>
        <draw:g>
          <draw:polygon draw:style-name="gr1" draw:layer="layout" svg:width="4.9cm" svg:height="1.5cm" svg:x="11.227cm" svg:y="38.101cm" svg:viewBox="0 0 4901 1501" draw:points="0,1501 4901,1501 4901,0 0,0">
            <text:p/>
          </draw:polygon>
        </draw:g>
        <draw:g>
          <draw:polygon draw:style-name="gr1" draw:layer="layout" svg:width="4.9cm" svg:height="1.5cm" svg:x="11.228cm" svg:y="38.101cm" svg:viewBox="0 0 4901 1501" draw:points="0,1501 4901,1501 4901,0 0,0">
            <text:p/>
          </draw:polygon>
        </draw:g>
        <draw:g>
          <draw:polygon draw:style-name="gr1" draw:text-style-name="P2" draw:layer="layout" svg:width="4.9cm" svg:height="1.5cm" svg:x="15.15cm" svg:y="10.771cm" svg:viewBox="0 0 4901 1501" draw:points="0,1501 4901,1501 4901,0 0,0">
            <text:p/>
          </draw:polygon>
          <draw:frame draw:style-name="gr2" draw:text-style-name="P3" draw:layer="layout" svg:width="4.9cm" svg:height="1.5cm" svg:x="15.15cm" svg:y="10.771cm">
            <draw:text-box>
              <text:p text:style-name="P1"><text:span text:style-name="T1">Z:=РК[36:47]</text:span></text:p>
            </draw:text-box>
          </draw:frame>
        </draw:g>
        <draw:line draw:style-name="gr3" draw:layer="layout" svg:x1="17.526cm" svg:y1="8.496cm" svg:x2="17.526cm" svg:y2="7.747cm">
          <text:p/>
        </draw:line>
        <draw:g>
          <draw:polygon draw:style-name="gr1" draw:layer="layout" svg:width="4.9cm" svg:height="1.5cm" svg:x="15.113cm" svg:y="8.497cm" svg:viewBox="0 0 4901 1501" draw:points="0,751 2450,0 4901,751 2450,1501">
            <text:p/>
          </draw:polygon>
          <draw:frame draw:style-name="gr4" draw:layer="layout" svg:width="4.083cm" svg:height="1.125cm" svg:x="15.521cm" svg:y="8.685cm">
            <draw:text-box>
              <text:p text:style-name="P1"><text:span text:style-name="T1">Z = 0</text:span></text:p>
            </draw:text-box>
          </draw:frame>
        </draw:g>
        <draw:g>
          <draw:polygon draw:style-name="gr1" draw:layer="layout" svg:width="4.9cm" svg:height="1.5cm" svg:x="15.114cm" svg:y="8.497cm" svg:viewBox="0 0 4901 1501" draw:points="0,751 2450,0 4901,751 2450,1501">
            <text:p/>
          </draw:polygon>
        </draw:g>
        <draw:line draw:style-name="gr5" draw:text-style-name="P4" draw:layer="layout" svg:x1="22.352cm" svg:y1="9.246cm" svg:x2="19.939cm" svg:y2="9.246cm">
          <text:p/>
        </draw:line>
        <draw:frame draw:style-name="gr6" draw:text-style-name="P5" draw:layer="layout" svg:width="0.762cm" svg:height="0.725cm" svg:x="19.939cm" svg:y="8.546cm">
          <draw:text-box>
            <text:p><text:span text:style-name="T2">1</text:span></text:p>
          </draw:text-box>
        </draw:frame>
        <draw:line draw:style-name="gr3" draw:layer="layout" svg:x1="17.602cm" svg:y1="10.77cm" svg:x2="17.602cm" svg:y2="10.021cm">
          <text:p/>
        </draw:line>
        <draw:frame draw:style-name="gr6" draw:text-style-name="P5" draw:layer="layout" svg:width="0.762cm" svg:height="0.725cm" svg:x="17.653cm" svg:y="10.021cm">
          <draw:text-box>
            <text:p><text:span text:style-name="T2">0</text:span></text:p>
          </draw:text-box>
        </draw:frame>
        <draw:line draw:style-name="gr5" draw:text-style-name="P4" draw:layer="layout" svg:x1="22.352cm" svg:y1="9.246cm" svg:x2="22.352cm" svg:y2="25.4cm">
          <text:p/>
        </draw:line>
        <draw:line draw:style-name="gr3" draw:layer="layout" svg:x1="17.653cm" svg:y1="13.068cm" svg:x2="17.653cm" svg:y2="12.319cm">
          <text:p/>
        </draw:line>
        <draw:g>
          <draw:polygon draw:style-name="gr1" draw:layer="layout" svg:width="4.9cm" svg:height="1.5cm" svg:x="15.24cm" svg:y="13.069cm" svg:viewBox="0 0 4901 1501" draw:points="0,751 2450,0 4901,751 2450,1501">
            <text:p/>
          </draw:polygon>
          <draw:frame draw:style-name="gr4" draw:layer="layout" svg:width="4.083cm" svg:height="1.125cm" svg:x="15.648cm" svg:y="13.257cm">
            <draw:text-box>
              <text:p text:style-name="P1"><text:span text:style-name="T1">Z = 0</text:span></text:p>
            </draw:text-box>
          </draw:frame>
        </draw:g>
        <draw:g>
          <draw:polygon draw:style-name="gr1" draw:layer="layout" svg:width="4.9cm" svg:height="1.5cm" svg:x="15.241cm" svg:y="13.069cm" svg:viewBox="0 0 4901 1501" draw:points="0,751 2450,0 4901,751 2450,1501">
            <text:p/>
          </draw:polygon>
        </draw:g>
        <draw:line draw:style-name="gr5" draw:text-style-name="P4" draw:layer="layout" svg:x1="22.352cm" svg:y1="13.843cm" svg:x2="20.066cm" svg:y2="13.818cm">
          <text:p/>
        </draw:line>
        <draw:line draw:style-name="gr3" draw:layer="layout" svg:x1="17.729cm" svg:y1="15.342cm" svg:x2="17.729cm" svg:y2="14.593cm">
          <text:p/>
        </draw:line>
        <draw:frame draw:style-name="gr6" draw:text-style-name="P5" draw:layer="layout" svg:width="0.762cm" svg:height="0.725cm" svg:x="17.78cm" svg:y="14.593cm">
          <draw:text-box>
            <text:p><text:span text:style-name="T2">0</text:span></text:p>
          </draw:text-box>
        </draw:frame>
        <draw:frame draw:style-name="gr6" draw:text-style-name="P5" draw:layer="layout" svg:width="0.762cm" svg:height="0.725cm" svg:x="20.066cm" svg:y="12.991cm">
          <draw:text-box>
            <text:p><text:span text:style-name="T2">1</text:span></text:p>
          </draw:text-box>
        </draw:frame>
        <draw:g>
          <draw:polygon draw:style-name="gr1" draw:text-style-name="P2" draw:layer="layout" svg:width="4.9cm" svg:height="1.5cm" svg:x="15.24cm" svg:y="15.367cm" svg:viewBox="0 0 4901 1501" draw:points="0,1501 4901,1501 4901,0 0,0">
            <text:p/>
          </draw:polygon>
          <draw:frame draw:style-name="gr2" draw:text-style-name="P3" draw:layer="layout" svg:width="4.9cm" svg:height="1.5cm" svg:x="15.24cm" svg:y="15.367cm">
            <draw:text-box>
              <text:p text:style-name="P1"><text:span text:style-name="T1">АОП:=Z</text:span></text:p>
            </draw:text-box>
          </draw:frame>
        </draw:g>
        <draw:line draw:style-name="gr3" draw:layer="layout" svg:x1="17.78cm" svg:y1="17.767cm" svg:x2="17.78cm" svg:y2="16.891cm">
          <text:p/>
        </draw:line>
        <draw:g>
          <draw:polygon draw:style-name="gr1" draw:text-style-name="P2" draw:layer="layout" svg:width="4.9cm" svg:height="1.5cm" svg:x="15.24cm" svg:y="17.78cm" svg:viewBox="0 0 4901 1501" draw:points="0,1501 4901,1501 4901,0 0,0">
            <text:p/>
          </draw:polygon>
          <draw:frame draw:style-name="gr2" draw:text-style-name="P3" draw:layer="layout" svg:width="4.9cm" svg:height="1.5cm" svg:x="15.24cm" svg:y="17.78cm">
            <draw:text-box>
              <text:p text:style-name="P1"><text:span text:style-name="T1">ЧтОП</text:span></text:p>
            </draw:text-box>
          </draw:frame>
          <draw:polygon draw:style-name="gr1" draw:text-style-name="P2" draw:layer="layout" svg:width="4.9cm" svg:height="1.5cm" svg:x="15.292cm" svg:y="20.216cm" svg:viewBox="0 0 4901 1501" draw:points="0,1501 4901,1501 4901,0 0,0">
            <text:p/>
          </draw:polygon>
          <draw:frame draw:style-name="gr2" draw:text-style-name="P3" draw:layer="layout" svg:width="4.9cm" svg:height="1.5cm" svg:x="15.292cm" svg:y="20.216cm">
            <draw:text-box>
              <text:p text:style-name="P1"><text:span text:style-name="T1">B:=РОП</text:span></text:p>
            </draw:text-box>
          </draw:frame>
        </draw:g>
        <draw:line draw:style-name="gr3" draw:layer="layout" svg:x1="17.78cm" svg:y1="20.18cm" svg:x2="17.78cm" svg:y2="19.304cm">
          <text:p/>
        </draw:line>
        <draw:g>
          <draw:polygon draw:style-name="gr1" draw:layer="layout" svg:width="4.9cm" svg:height="1.5cm" svg:x="15.24cm" svg:y="22.744cm" svg:viewBox="0 0 4901 1501" draw:points="0,751 2450,0 4901,751 2450,1501">
            <text:p/>
          </draw:polygon>
          <draw:frame draw:style-name="gr4" draw:layer="layout" svg:width="4.083cm" svg:height="1.125cm" svg:x="15.648cm" svg:y="22.932cm">
            <draw:text-box>
              <text:p text:style-name="P1"><text:span text:style-name="T1">B = 0</text:span></text:p>
            </draw:text-box>
          </draw:frame>
        </draw:g>
        <draw:g>
          <draw:polygon draw:style-name="gr1" draw:layer="layout" svg:width="4.9cm" svg:height="1.5cm" svg:x="15.241cm" svg:y="22.744cm" svg:viewBox="0 0 4901 1501" draw:points="0,751 2450,0 4901,751 2450,1501">
            <text:p/>
          </draw:polygon>
        </draw:g>
        <draw:line draw:style-name="gr5" draw:text-style-name="P4" draw:layer="layout" svg:x1="22.352cm" svg:y1="23.518cm" svg:x2="20.066cm" svg:y2="23.493cm">
          <text:p/>
        </draw:line>
        <draw:line draw:style-name="gr3" draw:layer="layout" svg:x1="17.729cm" svg:y1="25.017cm" svg:x2="17.729cm" svg:y2="24.268cm">
          <text:p/>
        </draw:line>
        <draw:frame draw:style-name="gr6" draw:text-style-name="P5" draw:layer="layout" svg:width="0.762cm" svg:height="0.725cm" svg:x="17.78cm" svg:y="24.268cm">
          <draw:text-box>
            <text:p><text:span text:style-name="T2">0</text:span></text:p>
          </draw:text-box>
        </draw:frame>
        <draw:frame draw:style-name="gr6" draw:text-style-name="P5" draw:layer="layout" svg:width="0.762cm" svg:height="0.725cm" svg:x="20.066cm" svg:y="22.666cm">
          <draw:text-box>
            <text:p><text:span text:style-name="T2">1</text:span></text:p>
          </draw:text-box>
        </draw:frame>
        <draw:line draw:style-name="gr3" draw:layer="layout" svg:x1="17.78cm" svg:y1="22.733cm" svg:x2="17.78cm" svg:y2="21.73cm">
          <text:p/>
        </draw:line>
        <draw:custom-shape draw:style-name="gr7" draw:text-style-name="P4" draw:layer="layout" svg:width="1.651cm" svg:height="1.651cm" svg:x="16.891cm" svg:y="25.019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651cm" svg:height="1.651cm" svg:x="21.463cm" svg:y="25.273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651cm" svg:height="1.651cm" svg:x="16.764cm" svg:y="6.096cm">
          <text:p text:style-name="P4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layer="layout" svg:x1="13.767cm" svg:y1="38.087cm" svg:x2="13.767cm" svg:y2="37.338cm">
          <text:p/>
        </draw:line>
        <draw:custom-shape draw:style-name="gr7" draw:text-style-name="P4" draw:layer="layout" svg:width="1.651cm" svg:height="1.651cm" svg:x="7.439cm" svg:y="30.977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olygon draw:style-name="gr1" draw:layer="layout" svg:width="4.9cm" svg:height="1.5cm" svg:x="5.842cm" svg:y="33.528cm" svg:viewBox="0 0 4901 1501" draw:points="0,751 2450,0 4901,751 2450,1501">
            <text:p/>
          </draw:polygon>
          <draw:frame draw:style-name="gr4" draw:layer="layout" svg:width="4.083cm" svg:height="1.125cm" svg:x="6.25cm" svg:y="33.716cm">
            <draw:text-box>
              <text:p text:style-name="P1"><text:span text:style-name="T1">B[26] = 0</text:span></text:p>
            </draw:text-box>
          </draw:frame>
        </draw:g>
        <draw:g>
          <draw:polygon draw:style-name="gr1" draw:layer="layout" svg:width="4.9cm" svg:height="1.5cm" svg:x="5.843cm" svg:y="33.528cm" svg:viewBox="0 0 4901 1501" draw:points="0,751 2450,0 4901,751 2450,1501">
            <text:p/>
          </draw:polygon>
        </draw:g>
        <draw:line draw:style-name="gr5" draw:text-style-name="P4" draw:layer="layout" svg:x1="13.716cm" svg:y1="34.29cm" svg:x2="10.668cm" svg:y2="34.277cm">
          <text:p/>
        </draw:line>
        <draw:frame draw:style-name="gr6" draw:text-style-name="P5" draw:layer="layout" svg:width="0.762cm" svg:height="0.725cm" svg:x="10.668cm" svg:y="33.577cm">
          <draw:text-box>
            <text:p><text:span text:style-name="T2">1</text:span></text:p>
          </draw:text-box>
        </draw:frame>
        <draw:line draw:style-name="gr3" draw:layer="layout" svg:x1="8.331cm" svg:y1="35.801cm" svg:x2="8.331cm" svg:y2="35.052cm">
          <text:p/>
        </draw:line>
        <draw:frame draw:style-name="gr6" draw:text-style-name="P5" draw:layer="layout" svg:width="0.762cm" svg:height="0.725cm" svg:x="8.382cm" svg:y="35.052cm">
          <draw:text-box>
            <text:p><text:span text:style-name="T2">0</text:span></text:p>
          </draw:text-box>
        </draw:frame>
        <draw:line draw:style-name="gr3" draw:layer="layout" svg:x1="8.255cm" svg:y1="33.528cm" svg:x2="8.255cm" svg:y2="32.639cm">
          <text:p/>
        </draw:line>
        <draw:line draw:style-name="gr3" draw:layer="layout" svg:x1="8.331cm" svg:y1="35.797cm" svg:x2="8.331cm" svg:y2="35.048cm">
          <text:p/>
        </draw:line>
        <draw:g>
          <draw:polygon draw:style-name="gr1" draw:text-style-name="P2" draw:layer="layout" svg:width="4.9cm" svg:height="1.5cm" svg:x="5.893cm" svg:y="35.802cm" svg:viewBox="0 0 4901 1501" draw:points="0,1501 4901,1501 4901,0 0,0">
            <text:p/>
          </draw:polygon>
          <draw:frame draw:style-name="gr2" draw:text-style-name="P3" draw:layer="layout" svg:width="4.9cm" svg:height="1.5cm" svg:x="5.893cm" svg:y="35.802cm">
            <draw:text-box>
              <text:p text:style-name="P1"><text:span text:style-name="T1">A[0:31]:=A[0].A[Z - 1:30 – Z]</text:span></text:p>
            </draw:text-box>
          </draw:frame>
        </draw:g>
        <draw:line draw:style-name="gr3" draw:layer="layout" svg:x1="8.345cm" svg:y1="35.801cm" svg:x2="8.345cm" svg:y2="35.052cm">
          <text:p/>
        </draw:line>
        <draw:g>
          <draw:polygon draw:style-name="gr1" draw:text-style-name="P2" draw:layer="layout" svg:width="4.9cm" svg:height="1.5cm" svg:x="5.894cm" svg:y="35.803cm" svg:viewBox="0 0 4901 1501" draw:points="0,1501 4901,1501 4901,0 0,0">
            <text:p/>
          </draw:polygon>
        </draw:g>
        <draw:g>
          <draw:polygon draw:style-name="gr1" draw:text-style-name="P2" draw:layer="layout" svg:width="4.9cm" svg:height="1.5cm" svg:x="9.322cm" svg:y="49.518cm" svg:viewBox="0 0 4901 1501" draw:points="0,1501 4901,1501 4901,0 0,0">
            <text:p/>
          </draw:polygon>
        </draw:g>
        <draw:g>
          <draw:polygon draw:style-name="gr1" draw:layer="layout" svg:width="4.9cm" svg:height="1.5cm" svg:x="9.285cm" svg:y="47.244cm" svg:viewBox="0 0 4901 1501" draw:points="0,751 2450,0 4901,751 2450,1501">
            <text:p/>
          </draw:polygon>
          <draw:frame draw:style-name="gr4" draw:layer="layout" svg:width="4.083cm" svg:height="1.125cm" svg:x="9.693cm" svg:y="47.432cm">
            <draw:text-box>
              <text:p text:style-name="P1"><text:span text:style-name="T1">PSW[37]</text:span></text:p>
            </draw:text-box>
          </draw:frame>
        </draw:g>
        <draw:g>
          <draw:polygon draw:style-name="gr1" draw:layer="layout" svg:width="4.9cm" svg:height="1.5cm" svg:x="9.286cm" svg:y="47.244cm" svg:viewBox="0 0 4901 1501" draw:points="0,751 2450,0 4901,751 2450,1501">
            <text:p/>
          </draw:polygon>
        </draw:g>
        <draw:line draw:style-name="gr3" draw:layer="layout" svg:x1="11.774cm" svg:y1="49.517cm" svg:x2="11.774cm" svg:y2="48.768cm">
          <text:p/>
        </draw:line>
        <draw:frame draw:style-name="gr6" draw:text-style-name="P5" draw:layer="layout" svg:width="0.762cm" svg:height="0.725cm" svg:x="11.825cm" svg:y="48.768cm">
          <draw:text-box>
            <text:p><text:span text:style-name="T2">0</text:span></text:p>
          </draw:text-box>
        </draw:frame>
        <draw:g>
          <draw:polygon draw:style-name="gr1" draw:text-style-name="P2" draw:layer="layout" svg:width="4.9cm" svg:height="1.5cm" svg:x="9.323cm" svg:y="49.519cm" svg:viewBox="0 0 4901 1501" draw:points="0,1501 4901,1501 4901,0 0,0">
            <text:p/>
          </draw:polygon>
          <draw:frame draw:style-name="gr2" draw:text-style-name="P3" draw:layer="layout" svg:width="4.9cm" svg:height="1.5cm" svg:x="9.323cm" svg:y="49.519cm">
            <draw:text-box>
              <text:p text:style-name="P1"><text:span text:style-name="T1">РОП:=B</text:span></text:p>
            </draw:text-box>
          </draw:frame>
        </draw:g>
        <draw:line draw:style-name="gr3" draw:layer="layout" svg:x1="11.774cm" svg:y1="49.513cm" svg:x2="11.774cm" svg:y2="48.764cm">
          <text:p/>
        </draw:line>
        <draw:line draw:style-name="gr3" draw:layer="layout" svg:x1="11.788cm" svg:y1="51.803cm" svg:x2="11.788cm" svg:y2="51.054cm">
          <text:p/>
        </draw:line>
        <draw:frame draw:style-name="gr6" draw:text-style-name="P5" draw:layer="layout" svg:width="0.762cm" svg:height="0.725cm" svg:x="8.777cm" svg:y="46.99cm">
          <draw:text-box>
            <text:p><text:span text:style-name="T2">1</text:span></text:p>
          </draw:text-box>
        </draw:frame>
        <draw:g>
          <draw:polygon draw:style-name="gr1" draw:text-style-name="P2" draw:layer="layout" svg:width="4.9cm" svg:height="1.5cm" svg:x="3.875cm" svg:y="49.6cm" svg:viewBox="0 0 4901 1501" draw:points="0,1501 4901,1501 4901,0 0,0">
            <text:p/>
          </draw:polygon>
        </draw:g>
        <draw:g>
          <draw:polygon draw:style-name="gr1" draw:text-style-name="P2" draw:layer="layout" svg:width="4.9cm" svg:height="1.5cm" svg:x="3.876cm" svg:y="49.601cm" svg:viewBox="0 0 4901 1501" draw:points="0,1501 4901,1501 4901,0 0,0">
            <text:p/>
          </draw:polygon>
          <draw:frame draw:style-name="gr2" draw:text-style-name="P3" draw:layer="layout" svg:width="4.9cm" svg:height="1.5cm" svg:x="3.876cm" svg:y="49.601cm">
            <draw:text-box>
              <text:p text:style-name="P1"><text:span text:style-name="T1">Прерывание: десятичное переполнение</text:span></text:p>
            </draw:text-box>
          </draw:frame>
        </draw:g>
        <draw:line draw:style-name="gr3" draw:layer="layout" svg:x1="6.35cm" svg:y1="56.388cm" svg:x2="6.341cm" svg:y2="51.136cm">
          <text:p/>
        </draw:line>
        <draw:line draw:style-name="gr5" draw:text-style-name="P4" draw:layer="layout" svg:x1="9.285cm" svg:y1="48.006cm" svg:x2="6.364cm" svg:y2="48.006cm">
          <text:p/>
        </draw:line>
        <draw:line draw:style-name="gr5" draw:text-style-name="P4" draw:layer="layout" svg:x1="6.364cm" svg:y1="49.657cm" svg:x2="6.364cm" svg:y2="48.006cm">
          <text:p/>
        </draw:line>
        <draw:g>
          <draw:polygon draw:style-name="gr1" draw:text-style-name="P2" draw:layer="layout" svg:width="4.9cm" svg:height="1.5cm" svg:x="11.227cm" svg:y="35.802cm" svg:viewBox="0 0 4901 1501" draw:points="0,1501 4901,1501 4901,0 0,0">
            <text:p/>
          </draw:polygon>
          <draw:frame draw:style-name="gr2" draw:text-style-name="P3" draw:layer="layout" svg:width="4.9cm" svg:height="1.5cm" svg:x="11.227cm" svg:y="35.802cm">
            <draw:text-box>
              <text:p text:style-name="P1"><text:span text:style-name="T1">B[0:31] = ~B[0:31]</text:span></text:p>
            </draw:text-box>
          </draw:frame>
        </draw:g>
        <draw:line draw:style-name="gr3" draw:layer="layout" svg:x1="13.679cm" svg:y1="35.801cm" svg:x2="13.716cm" svg:y2="34.29cm">
          <text:p/>
        </draw:line>
        <draw:g>
          <draw:polygon draw:style-name="gr1" draw:text-style-name="P2" draw:layer="layout" svg:width="4.9cm" svg:height="1.5cm" svg:x="11.228cm" svg:y="35.803cm" svg:viewBox="0 0 4901 1501" draw:points="0,1501 4901,1501 4901,0 0,0">
            <text:p/>
          </draw:polygon>
        </draw:g>
        <draw:g>
          <draw:polygon draw:style-name="gr1" draw:text-style-name="P2" draw:layer="layout" svg:width="4.9cm" svg:height="1.5cm" svg:x="11.227cm" svg:y="35.802cm" svg:viewBox="0 0 4901 1501" draw:points="0,1501 4901,1501 4901,0 0,0">
            <text:p/>
          </draw:polygon>
          <draw:frame draw:style-name="gr2" draw:text-style-name="P3" draw:layer="layout" svg:width="4.9cm" svg:height="1.5cm" svg:x="11.227cm" svg:y="35.802cm">
            <draw:text-box>
              <text:p text:style-name="P1"><text:span text:style-name="T1">B[0:31] = ~B[0:31]</text:span></text:p>
            </draw:text-box>
          </draw:frame>
        </draw:g>
        <draw:g>
          <draw:polygon draw:style-name="gr1" draw:text-style-name="P2" draw:layer="layout" svg:width="4.9cm" svg:height="1.5cm" svg:x="11.228cm" svg:y="35.803cm" svg:viewBox="0 0 4901 1501" draw:points="0,1501 4901,1501 4901,0 0,0">
            <text:p/>
          </draw:polygon>
        </draw:g>
        <draw:line draw:style-name="gr3" draw:layer="layout" svg:x1="8.128cm" svg:y1="21.323cm" svg:x2="8.128cm" svg:y2="20.447cm">
          <text:p/>
        </draw:line>
        <draw:g>
          <draw:polygon draw:style-name="gr1" draw:layer="layout" svg:width="4.9cm" svg:height="1.5cm" svg:x="11.355cm" svg:y="42.418cm" svg:viewBox="0 0 4901 1501" draw:points="0,1501 4901,1501 4901,0 0,0">
            <text:p/>
          </draw:polygon>
        </draw:g>
        <draw:g>
          <draw:polygon draw:style-name="gr1" draw:layer="layout" svg:width="4.9cm" svg:height="1.5cm" svg:x="11.354cm" svg:y="42.419cm" svg:viewBox="0 0 4901 1501" draw:points="0,1501 4901,1501 4901,0 0,0">
            <text:p/>
          </draw:polygon>
        </draw:g>
        <draw:g>
          <draw:polygon draw:style-name="gr8" draw:text-style-name="P6" draw:layer="layout" svg:width="4.9cm" svg:height="1.5cm" svg:x="11.355cm" svg:y="42.419cm" svg:viewBox="0 0 4901 1501" draw:points="0,1501 4901,1501 4901,0 0,0">
            <text:p text:style-name="P4"><text:span text:style-name="T3"/></text:p>
            <text:p text:style-name="P4"><text:span text:style-name="T3">Z: = Z + РК[12:16]</text:span></text:p>
          </draw:polygon>
        </draw:g>
        <draw:line draw:style-name="gr3" draw:layer="layout" svg:x1="13.894cm" svg:y1="42.405cm" svg:x2="13.894cm" svg:y2="41.656cm">
          <text:p/>
        </draw:line>
        <draw:g>
          <draw:polygon draw:style-name="gr1" draw:layer="layout" svg:width="4.9cm" svg:height="1.5cm" svg:x="11.355cm" svg:y="44.704cm" svg:viewBox="0 0 4901 1501" draw:points="0,1501 4901,1501 4901,0 0,0">
            <text:p/>
          </draw:polygon>
        </draw:g>
        <draw:g>
          <draw:polygon draw:style-name="gr1" draw:layer="layout" svg:width="4.9cm" svg:height="1.5cm" svg:x="11.354cm" svg:y="44.705cm" svg:viewBox="0 0 4901 1501" draw:points="0,1501 4901,1501 4901,0 0,0">
            <text:p/>
          </draw:polygon>
        </draw:g>
        <draw:g>
          <draw:polygon draw:style-name="gr8" draw:text-style-name="P6" draw:layer="layout" svg:width="4.9cm" svg:height="1.5cm" svg:x="11.355cm" svg:y="44.705cm" svg:viewBox="0 0 4901 1501" draw:points="0,1501 4901,1501 4901,0 0,0">
            <text:p text:style-name="P4"><text:span text:style-name="T3"/></text:p>
            <text:p text:style-name="P1"><text:span text:style-name="T1">A[0:31]:=(B)0.A[0:30 – B].(B – 1).Z[31]</text:span></text:p>
          </draw:polygon>
        </draw:g>
        <draw:line draw:style-name="gr3" draw:layer="layout" svg:x1="13.894cm" svg:y1="44.691cm" svg:x2="13.894cm" svg:y2="43.942cm">
          <text:p/>
        </draw:line>
        <draw:line draw:style-name="gr5" draw:text-style-name="P4" draw:layer="layout" svg:x1="8.382cm" svg:y1="46.736cm" svg:x2="13.97cm" svg:y2="46.736cm">
          <text:p/>
        </draw:line>
        <draw:line draw:style-name="gr5" draw:text-style-name="P4" draw:layer="layout" svg:x1="13.97cm" svg:y1="46.228cm" svg:x2="13.97cm" svg:y2="46.736cm">
          <text:p/>
        </draw:line>
        <draw:g>
          <draw:polygon draw:style-name="gr1" draw:layer="layout" svg:width="4.9cm" svg:height="1.5cm" svg:x="5.842cm" svg:y="38.1cm" svg:viewBox="0 0 4901 1501" draw:points="0,1501 4901,1501 4901,0 0,0">
            <text:p/>
          </draw:polygon>
          <draw:frame draw:style-name="gr2" draw:layer="layout" svg:width="4.9cm" svg:height="1.5cm" svg:x="5.842cm" svg:y="38.1cm">
            <draw:text-box>
              <text:p text:style-name="P1"><text:span text:style-name="T1">A[Z - 1]: = (Z - 1)0</text:span></text:p>
            </draw:text-box>
          </draw:frame>
          <draw:polygon draw:style-name="gr1" draw:layer="layout" svg:width="4.9cm" svg:height="1.5cm" svg:x="5.843cm" svg:y="38.101cm" svg:viewBox="0 0 4901 1501" draw:points="0,1501 4901,1501 4901,0 0,0">
            <text:p/>
          </draw:polygon>
          <draw:polygon draw:style-name="gr1" draw:layer="layout" svg:width="4.9cm" svg:height="1.5cm" svg:x="5.842cm" svg:y="40.154cm" svg:viewBox="0 0 4901 1501" draw:points="0,1501 4901,1501 4901,0 0,0">
            <text:p/>
          </draw:polygon>
          <draw:frame draw:style-name="gr2" draw:layer="layout" svg:width="4.9cm" svg:height="1.5cm" svg:x="5.842cm" svg:y="40.154cm">
            <draw:text-box>
              <text:p text:style-name="P1"><text:span text:style-name="T1">Z:= A[31 - B]</text:span></text:p>
            </draw:text-box>
          </draw:frame>
          <draw:polygon draw:style-name="gr1" draw:layer="layout" svg:width="4.9cm" svg:height="1.5cm" svg:x="5.843cm" svg:y="40.155cm" svg:viewBox="0 0 4901 1501" draw:points="0,1501 4901,1501 4901,0 0,0">
            <text:p/>
          </draw:polygon>
          <draw:line draw:style-name="gr5" draw:text-style-name="P4" draw:layer="layout" svg:x1="8.458cm" svg:y1="40.132cm" svg:x2="8.458cm" svg:y2="39.624cm">
            <text:p/>
          </draw:line>
        </draw:g>
        <draw:g>
          <draw:polygon draw:style-name="gr1" draw:layer="layout" svg:width="4.9cm" svg:height="1.5cm" svg:x="5.843cm" svg:y="38.1cm" svg:viewBox="0 0 4901 1501" draw:points="0,1501 4901,1501 4901,0 0,0">
            <text:p/>
          </draw:polygon>
        </draw:g>
        <draw:g>
          <draw:polygon draw:style-name="gr1" draw:layer="layout" svg:width="4.9cm" svg:height="1.5cm" svg:x="5.842cm" svg:y="38.101cm" svg:viewBox="0 0 4901 1501" draw:points="0,1501 4901,1501 4901,0 0,0">
            <text:p/>
          </draw:polygon>
        </draw:g>
        <draw:g>
          <draw:polygon draw:style-name="gr1" draw:layer="layout" svg:width="4.9cm" svg:height="1.5cm" svg:x="5.843cm" svg:y="38.101cm" svg:viewBox="0 0 4901 1501" draw:points="0,1501 4901,1501 4901,0 0,0">
            <text:p/>
          </draw:polygon>
        </draw:g>
        <draw:line draw:style-name="gr3" draw:layer="layout" svg:x1="8.382cm" svg:y1="38.087cm" svg:x2="8.382cm" svg:y2="37.338cm">
          <text:p/>
        </draw:line>
        <draw:rect draw:style-name="gr9" draw:text-style-name="P4" draw:layer="layout" svg:width="6.223cm" svg:height="2.667cm" svg:x="4.826cm" svg:y="39.624cm">
          <text:p/>
        </draw:rect>
        <draw:line draw:style-name="gr5" draw:text-style-name="P4" draw:layer="layout" svg:x1="8.382cm" svg:y1="39.624cm" svg:x2="8.382cm" svg:y2="46.736cm">
          <text:p/>
        </draw:line>
        <draw:line draw:style-name="gr5" draw:text-style-name="P4" draw:layer="layout" svg:x1="11.684cm" svg:y1="47.244cm" svg:x2="11.684cm" svg:y2="46.736cm">
          <text:p/>
        </draw:line>
        <draw:g>
          <draw:polygon draw:style-name="gr1" draw:text-style-name="P2" draw:layer="layout" svg:width="4.9cm" svg:height="1.5cm" svg:x="9.322cm" svg:y="49.523cm" svg:viewBox="0 0 4901 1501" draw:points="0,1501 4901,1501 4901,0 0,0">
            <text:p/>
          </draw:polygon>
        </draw:g>
        <draw:g>
          <draw:polygon draw:style-name="gr1" draw:text-style-name="P2" draw:layer="layout" svg:width="4.9cm" svg:height="1.5cm" svg:x="9.323cm" svg:y="49.524cm" svg:viewBox="0 0 4901 1501" draw:points="0,1501 4901,1501 4901,0 0,0">
            <text:p/>
          </draw:polygon>
          <draw:frame draw:style-name="gr2" draw:text-style-name="P3" draw:layer="layout" svg:width="4.9cm" svg:height="1.5cm" svg:x="9.323cm" svg:y="49.524cm">
            <draw:text-box>
              <text:p text:style-name="P1"><text:span text:style-name="T1">РОП:=B</text:span></text:p>
            </draw:text-box>
          </draw:frame>
        </draw:g>
        <draw:line draw:style-name="gr3" draw:layer="layout" svg:x1="11.788cm" svg:y1="51.808cm" svg:x2="11.788cm" svg:y2="51.059cm">
          <text:p/>
        </draw:line>
        <draw:g>
          <draw:polygon draw:style-name="gr1" draw:text-style-name="P2" draw:layer="layout" svg:width="4.9cm" svg:height="1.5cm" svg:x="9.398cm" svg:y="51.812cm" svg:viewBox="0 0 4901 1501" draw:points="0,1501 4901,1501 4901,0 0,0">
            <text:p/>
          </draw:polygon>
        </draw:g>
        <draw:g>
          <draw:polygon draw:style-name="gr1" draw:text-style-name="P2" draw:layer="layout" svg:width="4.9cm" svg:height="1.5cm" svg:x="9.399cm" svg:y="51.813cm" svg:viewBox="0 0 4901 1501" draw:points="0,1501 4901,1501 4901,0 0,0">
            <text:p/>
          </draw:polygon>
          <draw:frame draw:style-name="gr2" draw:text-style-name="P3" draw:layer="layout" svg:width="4.9cm" svg:height="1.5cm" svg:x="9.399cm" svg:y="51.813cm">
            <draw:text-box>
              <text:p text:style-name="P1"><text:span text:style-name="T1">AОП:=РК[16:20] + РК[20:32]</text:span></text:p>
            </draw:text-box>
          </draw:frame>
        </draw:g>
        <draw:line draw:style-name="gr3" draw:layer="layout" svg:x1="11.864cm" svg:y1="54.097cm" svg:x2="11.864cm" svg:y2="53.348cm">
          <text:p/>
        </draw:line>
        <draw:g>
          <draw:polygon draw:style-name="gr1" draw:text-style-name="P2" draw:layer="layout" svg:width="4.9cm" svg:height="1.5cm" svg:x="9.398cm" svg:y="51.817cm" svg:viewBox="0 0 4901 1501" draw:points="0,1501 4901,1501 4901,0 0,0">
            <text:p/>
          </draw:polygon>
        </draw:g>
        <draw:g>
          <draw:polygon draw:style-name="gr1" draw:text-style-name="P2" draw:layer="layout" svg:width="4.9cm" svg:height="1.5cm" svg:x="9.399cm" svg:y="51.818cm" svg:viewBox="0 0 4901 1501" draw:points="0,1501 4901,1501 4901,0 0,0">
            <text:p/>
          </draw:polygon>
        </draw:g>
        <draw:line draw:style-name="gr3" draw:layer="layout" svg:x1="11.864cm" svg:y1="54.102cm" svg:x2="11.864cm" svg:y2="53.353cm">
          <text:p/>
        </draw:line>
        <draw:g>
          <draw:polygon draw:style-name="gr1" draw:text-style-name="P2" draw:layer="layout" svg:width="4.9cm" svg:height="1.5cm" svg:x="9.449cm" svg:y="54.102cm" svg:viewBox="0 0 4901 1501" draw:points="0,1501 4901,1501 4901,0 0,0">
            <text:p/>
          </draw:polygon>
        </draw:g>
        <draw:g>
          <draw:polygon draw:style-name="gr1" draw:text-style-name="P2" draw:layer="layout" svg:width="4.9cm" svg:height="1.5cm" svg:x="9.45cm" svg:y="54.103cm" svg:viewBox="0 0 4901 1501" draw:points="0,1501 4901,1501 4901,0 0,0">
            <text:p/>
          </draw:polygon>
          <draw:frame draw:style-name="gr2" draw:text-style-name="P3" draw:layer="layout" svg:width="4.9cm" svg:height="1.5cm" svg:x="9.45cm" svg:y="54.103cm">
            <draw:text-box>
              <text:p text:style-name="P1"><text:span text:style-name="T1">ЗпОП</text:span></text:p>
            </draw:text-box>
          </draw:frame>
        </draw:g>
        <draw:line draw:style-name="gr3" draw:layer="layout" svg:x1="11.915cm" svg:y1="56.387cm" svg:x2="11.915cm" svg:y2="55.638cm">
          <text:p/>
        </draw:line>
        <draw:g>
          <draw:polygon draw:style-name="gr1" draw:text-style-name="P2" draw:layer="layout" svg:width="4.9cm" svg:height="1.5cm" svg:x="9.449cm" svg:y="54.107cm" svg:viewBox="0 0 4901 1501" draw:points="0,1501 4901,1501 4901,0 0,0">
            <text:p/>
          </draw:polygon>
        </draw:g>
        <draw:g>
          <draw:polygon draw:style-name="gr1" draw:text-style-name="P2" draw:layer="layout" svg:width="4.9cm" svg:height="1.5cm" svg:x="9.45cm" svg:y="54.108cm" svg:viewBox="0 0 4901 1501" draw:points="0,1501 4901,1501 4901,0 0,0">
            <text:p/>
          </draw:polygon>
        </draw:g>
        <draw:line draw:style-name="gr3" draw:layer="layout" svg:x1="11.938cm" svg:y1="56.769cm" svg:x2="11.915cm" svg:y2="55.643cm">
          <text:p/>
        </draw:line>
        <draw:custom-shape draw:style-name="gr7" draw:text-style-name="P4" draw:layer="layout" svg:width="1.651cm" svg:height="1.651cm" svg:x="11.049cm" svg:y="56.769cm">
          <text:p text:style-name="P4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35cm" svg:y1="56.388cm" svg:x2="11.938cm" svg:y2="56.388cm">
          <text:p/>
        </draw:line>
        <draw:line draw:style-name="gr3" draw:layer="layout" svg:x1="7.874cm" svg:y1="7.353cm" svg:x2="7.874cm" svg:y2="6.604cm">
          <text:p/>
        </draw:line>
        <draw:custom-shape draw:style-name="gr7" draw:text-style-name="P4" draw:layer="layout" svg:width="1.651cm" svg:height="1.651cm" svg:x="7.112cm" svg:y="4.953cm">
          <text:p text:style-name="P4">O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New Sung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60.4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5-19T03:02:11</dc:date>
    <dc:description/>
    <dc:subject/>
    <dc:title/>
    <meta:creation-date>2015-05-17T17:33:18Z</meta:creation-date>
    <meta:initial-creator>Vladislav Morzhanov</meta:initial-creator>
    <meta:keyword/>
    <meta:generator>OpenOffice/4.1.1$Unix OpenOffice.org_project/411m6$Build-9775</meta:generator>
    <meta:editing-duration>PT3H2M2S</meta:editing-duration>
    <meta:editing-cycles>115</meta:editing-cycles>
    <meta:document-statistic meta:object-count="236"/>
  </office:meta>
</office:document-meta>
</file>